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6969584357840680087"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In the past week: 21.7 miles</text:p>
      <text:p text:style-name="P25"><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4039457972069453053" text:style-name="L2">
        <text:list-item>
          <text:list>
            <text:list-header>
              <text:p text:style-name="P40">1.75 mile warmup at about 10:00/mile and rest a few minutes</text:p>
              <text:p text:style-name="P40">1 x 200, 4 x 400, 1 x 200 with about a 350m jog after each run. <text:s/></text:p>
              <text:p text:style-name="P4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2053045618152856540" text:style-name="L3">
        <text:list-item>
          <text:list>
            <text:list-header>
              <text:p text:style-name="P41">5.5 miles averaging 12:27/mile</text:p>
              <text:p text:style-name="P4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1"><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1"><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1"><text:span text:style-name="T12">Wed Dec 25, 2019 </text:span><text:span text:style-name="T10">no running</text:span><text:span text:style-name="T12"> <text:s/></text:span></text:p>
      <text:p text:style-name="P2"/>
      <text:p text:style-name="P21"><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1"><text:span text:style-name="T10">Warm up:</text:span><text:span text:style-name="T12"> 1 mile in 9:25 going faster as I ran and rest about 5:00</text:span></text:p>
      <text:p text:style-name="P21"><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1"><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1"><text:span text:style-name="T10">Warm up:</text:span><text:span text:style-name="T12"> 1 mile in 9:20 going faster as I ran and rest about 5:00</text:span></text:p>
      <text:p text:style-name="P21"><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7"><text:span text:style-name="T2"/></text:p>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42"/>
      <text:p text:style-name="P43"><text:span text:style-name="T2">Sun Jan 5, 2020 </text:span>no running,<text:span text:style-name="T2"> I am experiencing a reaction to a shingle shot.</text:span></text:p>
      <text:p text:style-name="P42"/>
      <text:p text:style-name="P43"><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3">Warm up:<text:span text:style-name="T2"> 1 mile in 9:26, final pulse: 147</text:span></text:p>
      <text:p text:style-name="P43">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3">In the past week: 14.5 miles</text:p>
      <text:p text:style-name="P7"/>
      <text:p text:style-name="P7"><text:span text:style-name="T2"/></text:p>
      <text:p text:style-name="P7"><text:span text:style-name="T2"/></text:p>
      <text:p text:style-name="P7"><text:soft-page-break/><text:span text:style-name="T2">Sat</text:span> <text:span text:style-name="T2">Jan 11, 2020 </text:span>3.5 miles<text:span text:style-name="T2"> </text:span></text:p>
      <text:p text:style-name="P7"><text:span text:style-name="T2">I ran on a 1 mile loop down and up hill in New Alexandria PA.</text:span></text:p>
      <text:p text:style-name="P7">Run: <text:span text:style-name="T2">3 x 1 mile with a 4:00 rest between the runs</text:span></text:p>
      <text:p text:style-name="P7"><text:span text:style-name="T2">Times: 9:48, 8:52, 8:29</text:span></text:p>
      <text:p text:style-name="P7">Warm down:<text:span text:style-name="T2"> ½ mile jog</text:span></text:p>
      <text:p text:style-name="P7"><text:span text:style-name="T2"/></text:p>
      <text:p text:style-name="P7"><text:span text:style-name="T2">Sun Jan 12, 2020 </text:span>no running<text:span text:style-name="T2"> <text:s text:c="2"/></text:span></text:p>
      <text:p text:style-name="P7"><text:span text:style-name="T2"/></text:p>
      <text:p text:style-name="P7"><text:span text:style-name="T2">Mon Jan 13, 2020 <text:s/></text:span>5.5 miles</text:p>
      <text:p text:style-name="P10">I ran on a Wise Center treadmill.</text:p>
      <text:p text:style-name="P7">Warm up: <text:span text:style-name="T2">½ mile down to the Wise Center</text:span></text:p>
      <text:p text:style-name="P7">Run:<text:span text:style-name="T2"> 1.5 miles going faster as I ran. <text:s/>I ended at 8:00/mile pace and averaged 9:02/mile.</text:span></text:p>
      <text:p text:style-name="P7"><text:span text:style-name="T2">After resting 4 minutes I ran 6 x ¼ mile with a ¼ mile jog before each run. <text:s/></text:span></text:p>
      <text:p text:style-name="P7"><text:span text:style-name="T2">Times were all 2:00 for the runs.</text:span></text:p>
      <text:p text:style-name="P7"><text:span text:style-name="T2">Pulse at the end of each run: 149 bpm, 151, 152, 153, 154, 154</text:span></text:p>
      <text:p text:style-name="P7"><text:span text:style-name="T2">Pulses at the beginning of each run about: 110 bpm, 115, 116, 122, 124, 121</text:span></text:p>
      <text:p text:style-name="P7"><text:span text:style-name="T2">The jogs took about 3:00. </text:span></text:p>
      <text:p text:style-name="P7">Warm down: <text:span text:style-name="T2">½ mile in about</text:span> <text:span text:style-name="T2">6:00</text:span></text:p>
      <text:p text:style-name="P7"/>
      <text:p text:style-name="P7"/>
      <text:p text:style-name="P10"/>
      <text:p text:style-name="P3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13T12:57:22.39</dc:date>
    <dc:creator>James  Lombardi</dc:creator>
    <meta:editing-duration>P1DT17H19M21S</meta:editing-duration>
    <meta:editing-cycles>219</meta:editing-cycles>
    <meta:generator>OpenOffice/4.1.2$Win32 OpenOffice.org_project/412m3$Build-9782</meta:generator>
    <meta:document-statistic meta:table-count="0" meta:image-count="0" meta:object-count="0" meta:page-count="36" meta:paragraph-count="925" meta:word-count="9877" meta:character-count="48767"/>
  </office:meta>
</office:document-meta>
</file>